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Pictures/100002010000008000000100CD9D34FBCAF47A07.png" manifest:media-type="image/png"/>
  <manifest:file-entry manifest:full-path="Pictures/100002010000007F000001004C2D7125BBE45E22.png" manifest:media-type="image/png"/>
  <manifest:file-entry manifest:full-path="Pictures/100002010000007B000001007E0FA22FBE992BEF.png" manifest:media-type="image/png"/>
  <manifest:file-entry manifest:full-path="Pictures/100002010000007D00000100841DCC59BCB48818.png" manifest:media-type="image/png"/>
  <manifest:file-entry manifest:full-path="Pictures/100002010000008000000100D7150DC26CA8C3A6.png" manifest:media-type="image/png"/>
  <manifest:file-entry manifest:full-path="Pictures/100002010000007E00000100A75BB8CE990324D8.png" manifest:media-type="image/png"/>
  <manifest:file-entry manifest:full-path="Pictures/10000201000000790000010085B41C4B7BC8FBE8.png" manifest:media-type="image/png"/>
  <manifest:file-entry manifest:full-path="Pictures/100002010000007C00000100DE3292694B26D613.png" manifest:media-type="image/png"/>
  <manifest:file-entry manifest:full-path="Pictures/1000020100000100000001001362BFA312DC51BB.png" manifest:media-type="image/png"/>
  <manifest:file-entry manifest:full-path="Pictures/1000020100000100000001001BDA4FF1C6A6F7FC.png" manifest:media-type="image/png"/>
  <manifest:file-entry manifest:full-path="Pictures/1000020100000100000001005CFEF3CD7B9B046C.png" manifest:media-type="image/png"/>
  <manifest:file-entry manifest:full-path="Pictures/1000020100000100000001008A620AB613FA8CE1.png" manifest:media-type="image/png"/>
  <manifest:file-entry manifest:full-path="Pictures/100002010000007D00000100B710C35507798369.png" manifest:media-type="image/png"/>
  <manifest:file-entry manifest:full-path="Pictures/100002010000010000000100FE195E100CF365DD.png" manifest:media-type="image/png"/>
  <manifest:file-entry manifest:full-path="Pictures/1000020100000100000001004609C7B6B59F0C5F.png" manifest:media-type="image/png"/>
  <manifest:file-entry manifest:full-path="Pictures/1000020100000100000001005CB9901298C567FC.png" manifest:media-type="image/png"/>
  <manifest:file-entry manifest:full-path="Pictures/100002010000010000000100371E2FC2F4A05BA5.png" manifest:media-type="image/png"/>
  <manifest:file-entry manifest:full-path="Pictures/100002010000010000000100EAD9429D992EC64D.png" manifest:media-type="image/png"/>
  <manifest:file-entry manifest:full-path="Pictures/100000000000008C000000661EBD50C1365C345E.png" manifest:media-type="image/png"/>
  <manifest:file-entry manifest:full-path="Pictures/100002010000010E0000012A1C71BEAFBBB007A3.png" manifest:media-type="image/png"/>
  <manifest:file-entry manifest:full-path="Pictures/100002010000020000000200179404720B8660C9.png" manifest:media-type="image/png"/>
  <manifest:file-entry manifest:full-path="Pictures/100002010000012900000128B1EDA290750D2ED5.png" manifest:media-type="image/png"/>
  <manifest:file-entry manifest:full-path="Pictures/100002010000020000000200B21FF4BFCAB71702.png" manifest:media-type="image/png"/>
  <manifest:file-entry manifest:full-path="Pictures/100002010000020000000200595399756C8786B0.png" manifest:media-type="image/png"/>
  <manifest:file-entry manifest:full-path="Pictures/100002010000010000000100E2E7658D5607B185.png" manifest:media-type="image/png"/>
  <manifest:file-entry manifest:full-path="Pictures/10000201000001000000010087E8FA605BBAF01C.png" manifest:media-type="image/png"/>
  <manifest:file-entry manifest:full-path="Pictures/1000020100000200000002001AF18D963490E0B4.png" manifest:media-type="image/png"/>
  <manifest:file-entry manifest:full-path="Pictures/1000020100000226000002261CC372372B1DA2D5.png" manifest:media-type="image/png"/>
  <manifest:file-entry manifest:full-path="Pictures/100002010000007F000001005D9309207D6DDFE4.png" manifest:media-type="image/png"/>
  <manifest:file-entry manifest:full-path="Pictures/1000020100000100000001000D9B6E2455B3557A.png" manifest:media-type="image/png"/>
  <manifest:file-entry manifest:full-path="Pictures/1000020100000100000001000F9D131CBE1F3656.png" manifest:media-type="image/png"/>
  <manifest:file-entry manifest:full-path="Pictures/10000201000000E10000012EA2748DA91A749F6F.png" manifest:media-type="image/png"/>
  <manifest:file-entry manifest:full-path="Pictures/100002010000012C000000E170D5A323C1C9763B.png" manifest:media-type="image/png"/>
  <manifest:file-entry manifest:full-path="Pictures/100002010000010000000100AE2CF337F325EA7A.png" manifest:media-type="image/png"/>
  <manifest:file-entry manifest:full-path="Pictures/100002010000010000000100DD63D1F1BF793FBF.png" manifest:media-type="image/png"/>
  <manifest:file-entry manifest:full-path="Pictures/1000020100000081000001006A9CDB7273CC643D.png" manifest:media-type="image/png"/>
  <manifest:file-entry manifest:full-path="Pictures/10000201000001000000010048A4AA47F0A96036.png" manifest:media-type="image/png"/>
  <manifest:file-entry manifest:full-path="Pictures/10000201000002000000020063D84BF9161BED1B.png" manifest:media-type="image/png"/>
  <manifest:file-entry manifest:full-path="Pictures/100002010000012C000000FAD848377F90D8FA0C.png" manifest:media-type="image/png"/>
  <manifest:file-entry manifest:full-path="Pictures/100002010000010000000100D34FC84169233118.png" manifest:media-type="image/png"/>
  <manifest:file-entry manifest:full-path="Pictures/1000020100000100000001008C28A43531BF13CD.png" manifest:media-type="image/png"/>
  <manifest:file-entry manifest:full-path="Pictures/100002010000007F00000100C144F96FD56AD75A.png" manifest:media-type="image/png"/>
  <manifest:file-entry manifest:full-path="Pictures/1000020100000100000001000F5029F15E8F1D44.png" manifest:media-type="image/png"/>
  <manifest:file-entry manifest:full-path="Pictures/100002010000010000000100C26AC411CEA40F44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3.25cm" fo:min-width="27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color="#000000" draw:marker-end="Arrow" draw:marker-end-width="0.3cm" draw:fill="solid" draw:textarea-vertical-align="middl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" style:family="graphic" style:parent-style-name="standard">
      <style:graphic-properties draw:stroke="none" svg:stroke-color="#000000" draw:fill="none" draw:fill-color="#ffffff" fo:min-height="1.0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54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2.288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21cm" fo:min-width="4.955cm"/>
      <style:paragraph-properties style:writing-mode="lr-tb"/>
    </style:style>
    <style:style style:name="gr10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3.15cm" fo:min-width="26.5cm"/>
    </style:style>
    <style:style style:name="gr11" style:family="graphic" style:parent-style-name="standard">
      <style:graphic-properties draw:stroke="none" svg:stroke-color="#ffffff" draw:fill="solid" draw:fill-color="#ffffff" draw:textarea-horizontal-align="justify" draw:textarea-vertical-align="middle" draw:auto-grow-height="false" fo:min-height="1.25cm" fo:min-width="1cm"/>
    </style:style>
    <style:style style:name="gr12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5.35cm" fo:min-width="27.2cm"/>
    </style:style>
    <style:style style:name="gr13" style:family="graphic" style:parent-style-name="standard">
      <style:graphic-properties svg:stroke-width="0.053cm" svg:stroke-color="#b2b2b2" draw:marker-start-width="0.279cm" draw:marker-end-width="0.279cm" draw:fill="solid" draw:fill-color="#eeeeee" draw:textarea-horizontal-align="justify" draw:textarea-vertical-align="middle" draw:auto-grow-height="false" fo:min-height="5.954cm" fo:min-width="1.705cm" fo:padding-top="0.151cm" fo:padding-bottom="0.151cm" fo:padding-left="0.276cm" fo:padding-right="0.276cm"/>
    </style:style>
    <style:style style:name="gr14" style:family="graphic" style:parent-style-name="Objet_20_sans_20_remplissage_20_et_20_sans_20_ligne">
      <style:graphic-properties draw:stroke="none" draw:marker-start="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svg:stroke-color="#000000" draw:marker-start="" draw:fill="none" draw:textarea-horizontal-align="justify" draw:textarea-vertical-align="middle" draw:auto-grow-height="false" fo:min-height="1.25cm" fo:min-width="1cm"/>
    </style:style>
    <style:style style:name="gr16" style:family="graphic" style:parent-style-name="standard">
      <style:graphic-properties draw:stroke="none" svg:stroke-color="#000000" draw:fill="none" draw:textarea-horizontal-align="justify" draw:textarea-vertical-align="middle" draw:auto-grow-height="false" fo:min-height="1.25cm" fo:min-width="1cm"/>
    </style:style>
    <style:style style:name="gr17" style:family="graphic" style:parent-style-name="standard">
      <style:graphic-properties draw:stroke="none" svg:stroke-color="#000000" draw:fill="solid" draw:fill-color="#ffffff" draw:textarea-horizontal-align="justify" draw:textarea-vertical-align="middle" draw:auto-grow-height="false" fo:min-height="1.25cm" fo:min-width="1cm"/>
    </style:style>
    <style:style style:name="gr18" style:family="graphic" style:parent-style-name="Objet_20_sans_20_remplissage_20_et_20_sans_20_ligne">
      <style:graphic-properties draw:stroke="none" svg:stroke-color="#ffffff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objectwithoutfill">
      <style:graphic-properties draw:stroke="dash" draw:stroke-dash="Fine_20_Dashed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0" style:family="graphic" style:parent-style-name="standard">
      <style:graphic-properties svg:stroke-color="#ffffff" draw:fill-color="#ffffff" draw:textarea-horizontal-align="justify" draw:textarea-vertical-align="middle" draw:auto-grow-height="false" fo:min-height="18.75cm" fo:min-width="27.3cm"/>
    </style:style>
    <style:style style:name="gr21" style:family="graphic" style:parent-style-name="standard">
      <style:graphic-properties draw:stroke="none" svg:stroke-color="#000000" draw:fill="none" draw:fill-color="#ffffff" fo:min-height="1.457cm"/>
      <style:paragraph-properties style:writing-mode="lr-tb"/>
    </style:style>
    <style:style style:name="gr22" style:family="graphic" style:parent-style-name="standard">
      <style:graphic-properties svg:stroke-width="0.035cm" svg:stroke-color="#000000" draw:marker-start-width="0.252cm" draw:marker-end-width="0.252cm" draw:fill="none" draw:textarea-vertical-align="middle" draw:auto-grow-height="false" fo:min-height="13.516cm" fo:min-width="0.966cm" fo:padding-top="0.142cm" fo:padding-bottom="0.142cm" fo:padding-left="0.267cm" fo:padding-right="0.267cm"/>
    </style:style>
    <style:style style:name="gr23" style:family="graphic" style:parent-style-name="standard">
      <style:graphic-properties draw:stroke="none" svg:stroke-color="#000000" draw:fill="none" draw:fill-color="#ffffff" fo:min-height="1.619cm"/>
      <style:paragraph-properties style:writing-mode="lr-tb"/>
    </style:style>
    <style:style style:name="gr24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16.75cm" fo:min-width="3.6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fo:min-height="0.81cm"/>
      <style:paragraph-properties style:writing-mode="lr-tb"/>
    </style:style>
    <style:style style:name="gr26" style:family="graphic" style:parent-style-name="objectwithoutfill">
      <style:graphic-properties svg:stroke-color="#000000" draw:fill="solid" draw:textarea-vertical-align="middle"/>
    </style:style>
    <style:style style:name="gr27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18.75cm" fo:min-width="17.3cm"/>
    </style:style>
    <style:style style:name="gr28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fill-color="#eeeeee" draw:textarea-horizontal-align="justify" draw:textarea-vertical-align="middle" draw:auto-grow-height="false" fo:min-height="16.536cm" fo:min-width="5.583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30" style:family="graphic" style:parent-style-name="standard">
      <style:graphic-properties svg:stroke-color="#808080" draw:marker-start="Arrow" draw:marker-start-width="0.3cm" draw:marker-end="Arrow" draw:marker-end-width="0.3cm" draw:textarea-vertical-align="middle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Liberation Sans Narrow" fo:font-size="22pt" fo:font-weight="bold" style:font-size-asian="22pt" style:font-weight-asian="bold" style:font-size-complex="22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Liberation Mono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Liberation Mono"/>
    </style:style>
    <style:style style:name="P9" style:family="paragraph">
      <loext:graphic-properties draw:fill="solid" draw:fill-color="#ffffff"/>
      <style:paragraph-properties fo:text-align="center"/>
    </style:style>
    <style:style style:name="P10" style:family="paragraph">
      <loext:graphic-properties draw:fill="solid" draw:fill-color="#eeeeee"/>
      <style:paragraph-properties fo:text-align="center"/>
    </style:style>
    <style:style style:name="P11" style:family="paragraph">
      <loext:graphic-properties draw:fill-color="#ffffff"/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P13" style:family="paragraph">
      <loext:graphic-properties draw:fill="none" draw:fill-color="#ffffff"/>
      <style:paragraph-properties style:writing-mode="lr-tb"/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 draw:fill-color="#eeeee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color="#000000" style:font-name="Liberation Sans Narrow"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 style:writing-mode="lr-tb"/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color="#666666" fo:font-size="24pt" style:font-size-asian="24pt" style:font-size-complex="24pt"/>
    </style:style>
    <style:style style:name="P19" style:family="paragraph">
      <loext:graphic-properties draw:fill="none" draw:fill-color="#ffffff"/>
      <style:paragraph-properties style:writing-mode="lr-tb"/>
      <style:text-properties fo:color="#808080" fo:font-size="24pt" style:font-size-asian="24pt" style:font-size-complex="24pt"/>
    </style:style>
    <style:style style:name="T1" style:family="text">
      <style:text-properties style:font-name="OpenSymbol" fo:font-size="24pt" style:font-name-asian="OpenSymbol" style:font-size-asian="24pt" style:font-name-complex="OpenSymbol" style:font-size-complex="24pt"/>
    </style:style>
    <style:style style:name="T2" style:family="text">
      <style:text-properties style:font-name="Liberation Sans Narrow" fo:font-size="22pt" fo:font-weight="bold" style:font-size-asian="22pt" style:font-weight-asian="bold" style:font-size-complex="22pt" style:font-weight-complex="bold"/>
    </style:style>
    <style:style style:name="T3" style:family="text">
      <style:text-properties style:font-name="Liberation Mono"/>
    </style:style>
    <style:style style:name="T4" style:family="text">
      <style:text-properties style:font-name="Liberation Sans Narrow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Liberation Sans Narrow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0000" style:font-name="Liberation Sans Narrow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Liberation Sans Narrow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666666" style:font-name="OpenSymbol" fo:font-size="24pt" style:font-name-asian="OpenSymbol" style:font-size-asian="24pt" style:font-name-complex="OpenSymbol" style:font-size-complex="24pt"/>
    </style:style>
    <style:style style:name="T9" style:family="text">
      <style:text-properties fo:color="#808080" style:font-name="OpenSymbol" fo:font-size="24pt" style:font-name-asian="OpenSymbol" style:font-size-asian="24pt" style:font-name-complex="OpenSymbol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27.5cm" svg:height="13.5cm" svg:x="1.399cm" svg:y="3.501cm">
            <text:p/>
            <draw:enhanced-geometry svg:viewBox="0 0 21600 21600" draw:type="rectangle" draw:enhanced-path="M 0 0 L 21600 0 21600 21600 0 21600 0 0 Z N"/>
          </draw:custom-shape>
          <draw:frame draw:style-name="gr2" draw:text-style-name="P2" draw:layer="layout" svg:width="4.02cm" svg:height="4.01cm" svg:x="4cm" svg:y="7.6cm">
            <draw:image xlink:href="Pictures/100002010000012900000128B1EDA290750D2ED5.png" xlink:type="simple" xlink:show="embed" xlink:actuate="onLoad" loext:mime-type="image/png">
              <text:p/>
            </draw:image>
          </draw:frame>
          <draw:frame draw:style-name="gr2" draw:text-style-name="P2" draw:layer="layout" svg:width="3.5cm" svg:height="3.5cm" svg:x="4.26cm" svg:y="7.86cm">
            <draw:image xlink:href="Pictures/100002010000020000000200B21FF4BFCAB71702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4.02cm" svg:height="4.01cm" svg:x="19.6cm" svg:y="7.6cm">
              <draw:image xlink:href="Pictures/100002010000012900000128B1EDA290750D2ED5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3.55cm" svg:height="3.55cm" svg:x="19.95cm" svg:y="7.5cm">
              <draw:image xlink:href="Pictures/100002010000020000000200595399756C8786B0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2.77cm" svg:height="2.77cm" svg:x="1.3cm" svg:y="8.23cm">
            <draw:image xlink:href="Pictures/100002010000010000000100AE2CF337F325EA7A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4.61cm" svg:height="4.61cm" svg:x="11.69cm" svg:y="11.79cm">
              <draw:image xlink:href="Pictures/10000201000002000000020063D84BF9161BED1B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983cm" svg:height="1.983cm" draw:transform="rotate (-0.00855211333477282) translate (12.926cm 13.428cm)">
              <draw:image xlink:href="Pictures/100002010000020000000200179404720B8660C9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8cm" svg:height="0.8cm" svg:x="15.009cm" svg:y="13.228cm">
              <draw:image xlink:href="Pictures/100002010000010000000100E2E7658D5607B185.png" xlink:type="simple" xlink:show="embed" xlink:actuate="onLoad" loext:mime-type="image/png">
                <text:p/>
              </draw:image>
            </draw:frame>
          </draw:g>
          <draw:g>
            <draw:frame draw:style-name="gr2" draw:text-style-name="P2" draw:layer="layout" svg:width="4.61cm" svg:height="4.61cm" svg:x="11.69cm" svg:y="3.3cm">
              <draw:image xlink:href="Pictures/10000201000002000000020063D84BF9161BED1B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2cm" svg:height="2cm" svg:x="13.009cm" svg:y="4.978cm">
              <draw:image xlink:href="Pictures/1000020100000200000002001AF18D963490E0B4.png" xlink:type="simple" xlink:show="embed" xlink:actuate="onLoad" loext:mime-type="image/png">
                <text:p/>
              </draw:image>
            </draw:frame>
          </draw:g>
          <draw:line draw:style-name="gr3" draw:text-style-name="P3" draw:layer="layout" svg:x1="7.8cm" svg:y1="8.5cm" svg:x2="11.5cm" svg:y2="5.8cm">
            <text:p/>
          </draw:line>
          <draw:line draw:style-name="gr3" draw:text-style-name="P3" draw:layer="layout" svg:x1="7.8cm" svg:y1="11.301cm" svg:x2="11.5cm" svg:y2="14.001cm">
            <text:p/>
          </draw:line>
          <draw:frame draw:style-name="gr2" draw:text-style-name="P2" draw:layer="layout" svg:width="3.7cm" svg:height="2.7cm" svg:x="16.394cm" svg:y="11.433cm">
            <draw:image xlink:href="Pictures/100000000000008C000000661EBD50C1365C345E.png" xlink:type="simple" xlink:show="embed" xlink:actuate="onLoad" loext:mime-type="image/png">
              <text:p/>
            </draw:image>
          </draw:frame>
          <draw:frame draw:style-name="gr4" draw:text-style-name="P2" draw:layer="layout" svg:width="3.7cm" svg:height="2.7cm" draw:transform="rotate (-3.14159265358979) translate (20.094cm 8.433cm)">
            <draw:image xlink:href="Pictures/100000000000008C000000661EBD50C1365C345E.png" xlink:type="simple" xlink:show="embed" xlink:actuate="onLoad" loext:mime-type="image/png">
              <text:p/>
            </draw:image>
          </draw:frame>
          <draw:line draw:style-name="gr3" draw:text-style-name="P3" draw:layer="layout" svg:x1="23.7cm" svg:y1="9.6cm" svg:x2="26.1cm" svg:y2="9.6cm">
            <text:p/>
          </draw:line>
          <draw:frame draw:style-name="gr5" draw:text-style-name="P4" draw:layer="layout" svg:width="1.4cm" svg:height="1.28cm" svg:x="1.5cm" svg:y="8.32cm">
            <draw:text-box>
              <text:p><text:span text:style-name="T1"></text:span></text:p>
            </draw:text-box>
          </draw:frame>
          <draw:frame draw:style-name="gr5" draw:text-style-name="P4" draw:layer="layout" svg:width="1.4cm" svg:height="1.28cm" svg:x="8.7cm" svg:y="6.42cm">
            <draw:text-box>
              <text:p><text:span text:style-name="T1"></text:span></text:p>
            </draw:text-box>
          </draw:frame>
          <draw:frame draw:style-name="gr5" draw:text-style-name="P4" draw:layer="layout" svg:width="1.4cm" svg:height="1.28cm" svg:x="8.6cm" svg:y="12.6cm">
            <draw:text-box>
              <text:p><text:span text:style-name="T1"></text:span></text:p>
            </draw:text-box>
          </draw:frame>
          <draw:frame draw:style-name="gr5" draw:text-style-name="P4" draw:layer="layout" svg:width="1.4cm" svg:height="1.28cm" svg:x="17.8cm" svg:y="12.82cm">
            <draw:text-box>
              <text:p><text:span text:style-name="T1"></text:span></text:p>
            </draw:text-box>
          </draw:frame>
          <draw:frame draw:style-name="gr5" draw:text-style-name="P4" draw:layer="layout" svg:width="1.4cm" svg:height="1.28cm" svg:x="17.8cm" svg:y="6.1cm">
            <draw:text-box>
              <text:p><text:span text:style-name="T1"></text:span></text:p>
            </draw:text-box>
          </draw:frame>
          <draw:frame draw:style-name="gr6" draw:text-style-name="P4" draw:layer="layout" svg:width="1.4cm" svg:height="1.791cm" svg:x="24.1cm" svg:y="8.7cm">
            <draw:text-box>
              <text:p><text:span text:style-name="T1">➅</text:span></text:p>
              <text:p><text:span text:style-name="T1"/></text:p>
            </draw:text-box>
          </draw:frame>
          <draw:frame draw:style-name="gr7" draw:text-style-name="P6" draw:layer="layout" svg:width="3.7cm" svg:height="1.14cm" svg:x="19.7cm" svg:y="9.96cm">
            <draw:text-box>
              <text:p text:style-name="P5"><text:span text:style-name="T2">Streaming</text:span></text:p>
            </draw:text-box>
          </draw:frame>
          <draw:frame draw:style-name="gr8" draw:text-style-name="P7" draw:layer="layout" svg:width="2.788cm" svg:height="0.971cm" svg:x="12.612cm" svg:y="7.4cm">
            <draw:text-box>
              <text:p><text:span text:style-name="T3">tweets</text:span></text:p>
            </draw:text-box>
          </draw:frame>
          <draw:frame draw:style-name="gr9" draw:text-style-name="P8" draw:layer="layout" svg:width="5.455cm" svg:height="0.971cm" svg:x="11.312cm" svg:y="16.001cm">
            <draw:text-box>
              <text:p text:style-name="P5"><text:span text:style-name="T3">notifications</text:span></text:p>
            </draw:text-box>
          </draw:frame>
          <draw:frame draw:style-name="gr2" draw:text-style-name="P2" draw:layer="layout" svg:width="2.55cm" svg:height="2.55cm" svg:x="26.3cm" svg:y="8.1cm">
            <draw:image xlink:href="Pictures/1000020100000226000002261CC372372B1DA2D5.png" xlink:type="simple" xlink:show="embed" xlink:actuate="onLoad" loext:mime-type="image/png">
              <text:p/>
            </draw:image>
          </draw:frame>
        </draw:g>
      </draw:page>
      <draw:page draw:name="page2" draw:style-name="dp1" draw:master-page-name="Standard">
        <draw:g>
          <draw:custom-shape draw:style-name="gr10" draw:text-style-name="P1" draw:layer="layout" svg:width="27cm" svg:height="3.4cm" svg:x="1cm" svg:y="9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2" draw:layer="layout" svg:width="2.536cm" svg:height="2.8cm" svg:x="12.824cm" svg:y="10.05cm">
            <draw:image xlink:href="Pictures/100002010000010E0000012A1C71BEAFBBB007A3.png" xlink:type="simple" xlink:show="embed" xlink:actuate="onLoad" loext:mime-type="image/png">
              <text:p/>
            </draw:image>
          </draw:frame>
          <draw:frame draw:style-name="gr2" draw:text-style-name="P2" draw:layer="layout" svg:width="2.572cm" svg:height="1.927cm" svg:x="12.74cm" svg:y="9.447cm">
            <draw:image xlink:href="Pictures/100002010000012C000000E170D5A323C1C9763B.png" xlink:type="simple" xlink:show="embed" xlink:actuate="onLoad" loext:mime-type="image/png">
              <text:p/>
            </draw:image>
          </draw:frame>
          <draw:custom-shape draw:style-name="gr11" draw:text-style-name="P9" draw:layer="layout" svg:width="1.5cm" svg:height="1.5cm" svg:x="1cm" svg:y="10.6cm">
            <text:p/>
            <draw:enhanced-geometry svg:viewBox="0 0 21600 21600" draw:type="rectangle" draw:enhanced-path="M 0 0 L 21600 0 21600 21600 0 21600 0 0 Z N"/>
          </draw:custom-shape>
          <draw:line draw:style-name="gr3" draw:text-style-name="P3" draw:layer="layout" svg:x1="6.9cm" svg:y1="11.3cm" svg:x2="8.6cm" svg:y2="11.3cm">
            <text:p/>
          </draw:line>
          <draw:frame draw:style-name="gr5" draw:text-style-name="P4" draw:layer="layout" svg:width="1.4cm" svg:height="1.28cm" svg:x="2.5cm" svg:y="10.3cm">
            <draw:text-box>
              <text:p><text:span text:style-name="T1"></text:span></text:p>
            </draw:text-box>
          </draw:frame>
          <draw:frame draw:style-name="gr5" draw:text-style-name="P4" draw:layer="layout" svg:width="1.4cm" svg:height="1.28cm" svg:x="7cm" svg:y="10.3cm">
            <draw:text-box>
              <text:p><text:span text:style-name="T1"></text:span></text:p>
            </draw:text-box>
          </draw:frame>
          <draw:frame draw:style-name="gr5" draw:text-style-name="P4" draw:layer="layout" svg:width="1.4cm" svg:height="1.28cm" svg:x="10.9cm" svg:y="10.3cm">
            <draw:text-box>
              <text:p><text:span text:style-name="T1"></text:span></text:p>
            </draw:text-box>
          </draw:frame>
          <draw:frame draw:style-name="gr5" draw:text-style-name="P4" draw:layer="layout" svg:width="1.4cm" svg:height="1.28cm" svg:x="15.7cm" svg:y="10.3cm">
            <draw:text-box>
              <text:p><text:span text:style-name="T1"></text:span></text:p>
            </draw:text-box>
          </draw:frame>
          <draw:frame draw:style-name="gr5" draw:text-style-name="P4" draw:layer="layout" svg:width="1.4cm" svg:height="1.28cm" svg:x="19.9cm" svg:y="10.32cm">
            <draw:text-box>
              <text:p><text:span text:style-name="T1"></text:span></text:p>
            </draw:text-box>
          </draw:frame>
          <draw:frame draw:style-name="gr2" draw:text-style-name="P2" draw:layer="layout" svg:width="1.2cm" svg:height="1.2cm" svg:x="1.2cm" svg:y="10.7cm">
            <draw:image xlink:href="Pictures/1000020100000100000001000F5029F15E8F1D44.png" xlink:type="simple" xlink:show="embed" xlink:actuate="onLoad" loext:mime-type="image/png">
              <text:p/>
            </draw:image>
          </draw:frame>
          <draw:frame draw:style-name="gr2" draw:text-style-name="P2" draw:layer="layout" svg:width="1.77cm" svg:height="1.77cm" svg:x="8.7cm" svg:y="10.43cm">
            <draw:image xlink:href="Pictures/100002010000010000000100DD63D1F1BF793FBF.png" xlink:type="simple" xlink:show="embed" xlink:actuate="onLoad" loext:mime-type="image/png">
              <text:p/>
            </draw:image>
          </draw:frame>
          <draw:frame draw:style-name="gr2" draw:text-style-name="P2" draw:layer="layout" svg:width="1.77cm" svg:height="1.77cm" svg:x="17.7cm" svg:y="10.33cm">
            <draw:image xlink:href="Pictures/10000201000001000000010048A4AA47F0A96036.png" xlink:type="simple" xlink:show="embed" xlink:actuate="onLoad" loext:mime-type="image/png">
              <text:p/>
            </draw:image>
          </draw:frame>
          <draw:frame draw:style-name="gr2" draw:text-style-name="P2" draw:layer="layout" svg:width="2.24cm" svg:height="1.87cm" svg:x="4.56cm" svg:y="10.33cm">
            <draw:image xlink:href="Pictures/100002010000012C000000FAD848377F90D8FA0C.png" xlink:type="simple" xlink:show="embed" xlink:actuate="onLoad" loext:mime-type="image/png">
              <text:p/>
            </draw:image>
          </draw:frame>
          <draw:frame draw:style-name="gr2" draw:text-style-name="P2" draw:layer="layout" svg:width="1.77cm" svg:height="1.77cm" svg:x="25.93cm" svg:y="10.4cm">
            <draw:image xlink:href="Pictures/100002010000010000000100D34FC84169233118.png" xlink:type="simple" xlink:show="embed" xlink:actuate="onLoad" loext:mime-type="image/png">
              <text:p/>
            </draw:image>
          </draw:frame>
          <draw:line draw:style-name="gr3" draw:text-style-name="P3" draw:layer="layout" svg:x1="15.5cm" svg:y1="11.3cm" svg:x2="17.3cm" svg:y2="11.3cm">
            <text:p/>
          </draw:line>
          <draw:line draw:style-name="gr3" draw:text-style-name="P3" draw:layer="layout" svg:x1="10.7cm" svg:y1="11.3cm" svg:x2="12.5cm" svg:y2="11.3cm">
            <text:p/>
          </draw:line>
          <draw:line draw:style-name="gr3" draw:text-style-name="P3" draw:layer="layout" svg:x1="19.8cm" svg:y1="11.3cm" svg:x2="21.6cm" svg:y2="11.3cm">
            <text:p/>
          </draw:line>
          <draw:line draw:style-name="gr3" draw:text-style-name="P3" draw:layer="layout" svg:x1="23.8cm" svg:y1="11.3cm" svg:x2="25.6cm" svg:y2="11.3cm">
            <text:p/>
          </draw:line>
          <draw:line draw:style-name="gr3" draw:text-style-name="P3" draw:layer="layout" svg:x1="2.4cm" svg:y1="11.3cm" svg:x2="4.2cm" svg:y2="11.3cm">
            <text:p/>
          </draw:line>
          <draw:frame draw:style-name="gr2" draw:text-style-name="P2" draw:layer="layout" svg:width="1.77cm" svg:height="1.77cm" svg:x="21.836cm" svg:y="10.406cm">
            <draw:image xlink:href="Pictures/1000020100000100000001008C28A43531BF13CD.png" xlink:type="simple" xlink:show="embed" xlink:actuate="onLoad" loext:mime-type="image/png">
              <text:p/>
            </draw:image>
          </draw:frame>
          <draw:frame draw:style-name="gr5" draw:text-style-name="P4" draw:layer="layout" svg:width="1.4cm" svg:height="1.28cm" svg:x="23.9cm" svg:y="10.32cm">
            <draw:text-box>
              <text:p><text:span text:style-name="T1">➅</text:span></text:p>
            </draw:text-box>
          </draw:frame>
        </draw:g>
      </draw:page>
      <draw:page draw:name="page3" draw:style-name="dp1" draw:master-page-name="Standard">
        <draw:custom-shape draw:style-name="gr12" draw:text-style-name="P1" draw:layer="layout" svg:width="27.7cm" svg:height="15.6cm" svg:x="1cm" svg:y="3.6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0" draw:layer="layout" svg:width="2.501cm" svg:height="6.5cm" svg:x="25.799cm" svg:y="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2.24cm" svg:height="3cm" svg:x="11.21cm" svg:y="4.095cm">
          <draw:image xlink:href="Pictures/10000201000000E10000012EA2748DA91A749F6F.png" xlink:type="simple" xlink:show="embed" xlink:actuate="onLoad" loext:mime-type="image/png">
            <text:p/>
          </draw:image>
        </draw:frame>
        <draw:frame draw:style-name="gr2" draw:text-style-name="P2" draw:layer="layout" svg:width="2.24cm" svg:height="3cm" svg:x="11.21cm" svg:y="9.95cm">
          <draw:image xlink:href="Pictures/10000201000000E10000012EA2748DA91A749F6F.png" xlink:type="simple" xlink:show="embed" xlink:actuate="onLoad" loext:mime-type="image/png">
            <text:p/>
          </draw:image>
        </draw:frame>
        <draw:frame draw:style-name="gr2" draw:text-style-name="P2" draw:layer="layout" svg:width="2.24cm" svg:height="3cm" svg:x="11.21cm" svg:y="15.6cm">
          <draw:image xlink:href="Pictures/10000201000000E10000012EA2748DA91A749F6F.png" xlink:type="simple" xlink:show="embed" xlink:actuate="onLoad" loext:mime-type="image/png">
            <text:p/>
          </draw:image>
        </draw:frame>
        <draw:frame draw:style-name="gr2" draw:text-style-name="P2" draw:layer="layout" svg:width="2.546cm" svg:height="2.81cm" svg:x="20.419cm" svg:y="4.19cm">
          <draw:image xlink:href="Pictures/100002010000010E0000012A1C71BEAFBBB007A3.png" xlink:type="simple" xlink:show="embed" xlink:actuate="onLoad" loext:mime-type="image/png">
            <text:p/>
          </draw:image>
        </draw:frame>
        <draw:frame draw:style-name="gr2" draw:text-style-name="P2" draw:layer="layout" svg:width="2.582cm" svg:height="1.933cm" svg:x="20.335cm" svg:y="3.59cm">
          <draw:image xlink:href="Pictures/100002010000012C000000E170D5A323C1C9763B.png" xlink:type="simple" xlink:show="embed" xlink:actuate="onLoad" loext:mime-type="image/png">
            <text:p/>
          </draw:image>
        </draw:frame>
        <draw:frame draw:style-name="gr2" draw:text-style-name="P2" draw:layer="layout" svg:width="2.536cm" svg:height="2.8cm" svg:x="20.424cm" svg:y="10.05cm">
          <draw:image xlink:href="Pictures/100002010000010E0000012A1C71BEAFBBB007A3.png" xlink:type="simple" xlink:show="embed" xlink:actuate="onLoad" loext:mime-type="image/png">
            <text:p/>
          </draw:image>
        </draw:frame>
        <draw:frame draw:style-name="gr2" draw:text-style-name="P2" draw:layer="layout" svg:width="2.572cm" svg:height="1.927cm" svg:x="20.34cm" svg:y="9.447cm">
          <draw:image xlink:href="Pictures/100002010000012C000000E170D5A323C1C9763B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2.536cm" svg:height="2.8cm" svg:x="20.424cm" svg:y="15.8cm">
            <draw:image xlink:href="Pictures/100002010000010E0000012A1C71BEAFBBB007A3.png" xlink:type="simple" xlink:show="embed" xlink:actuate="onLoad" loext:mime-type="image/png">
              <text:p/>
            </draw:image>
          </draw:frame>
          <draw:frame draw:style-name="gr2" draw:text-style-name="P2" draw:layer="layout" svg:width="2.572cm" svg:height="1.927cm" svg:x="20.34cm" svg:y="15.197cm">
            <draw:image xlink:href="Pictures/100002010000012C000000E170D5A323C1C9763B.png" xlink:type="simple" xlink:show="embed" xlink:actuate="onLoad" loext:mime-type="image/png">
              <text:p/>
            </draw:image>
          </draw:frame>
        </draw:g>
        <draw:frame draw:style-name="gr14" draw:text-style-name="P2" draw:layer="layout" svg:width="1.2cm" svg:height="1.2cm" svg:x="1.35cm" svg:y="9.3cm">
          <draw:image xlink:href="Pictures/10000201000001000000010087E8FA605BBAF01C.png" xlink:type="simple" xlink:show="embed" xlink:actuate="onLoad" loext:mime-type="image/png">
            <text:p/>
          </draw:image>
        </draw:frame>
        <draw:custom-shape draw:style-name="gr15" draw:text-style-name="P2" draw:layer="layout" svg:width="1.5cm" svg:height="1.5cm" svg:x="1.2cm" svg:y="9.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" draw:text-style-name="P2" draw:layer="layout" svg:width="1.2cm" svg:height="1.2cm" svg:x="1.35cm" svg:y="10.75cm">
          <draw:image xlink:href="Pictures/100002010000010000000100C26AC411CEA40F44.png" xlink:type="simple" xlink:show="embed" xlink:actuate="onLoad" loext:mime-type="image/png">
            <text:p/>
          </draw:image>
        </draw:frame>
        <draw:custom-shape draw:style-name="gr16" draw:text-style-name="P2" draw:layer="layout" svg:width="1.5cm" svg:height="1.5cm" svg:x="1.2cm" svg:y="10.6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cm" svg:height="1.2cm" svg:x="1.35cm" svg:y="12.25cm">
          <draw:image xlink:href="Pictures/1000020100000100000001000F9D131CBE1F3656.png" xlink:type="simple" xlink:show="embed" xlink:actuate="onLoad" loext:mime-type="image/png">
            <text:p/>
          </draw:image>
        </draw:frame>
        <draw:custom-shape draw:style-name="gr16" draw:text-style-name="P2" draw:layer="layout" svg:width="1.5cm" svg:height="1.5cm" svg:x="1.2cm" svg:y="12.1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8cm" svg:y1="11.4cm" svg:x2="4.1cm" svg:y2="11.4cm">
          <text:p/>
        </draw:line>
        <draw:line draw:style-name="gr3" draw:text-style-name="P3" draw:layer="layout" svg:x1="6.9cm" svg:y1="10.3cm" svg:x2="11.1cm" svg:y2="6cm">
          <text:p/>
        </draw:line>
        <draw:custom-shape draw:style-name="gr17" draw:text-style-name="P9" draw:layer="layout" svg:width="1.5cm" svg:height="1.5cm" svg:x="8.1cm" svg:y="7.45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2cm" svg:height="1.2cm" svg:x="8.25cm" svg:y="7.6cm">
          <draw:image xlink:href="Pictures/10000201000001000000010087E8FA605BBAF01C.png" xlink:type="simple" xlink:show="embed" xlink:actuate="onLoad" loext:mime-type="image/png">
            <text:p/>
          </draw:image>
        </draw:frame>
        <draw:line draw:style-name="gr3" draw:text-style-name="P3" draw:layer="layout" svg:x1="6.8cm" svg:y1="12.3cm" svg:x2="11.1cm" svg:y2="16.4cm">
          <text:p/>
        </draw:line>
        <draw:g>
          <draw:custom-shape draw:style-name="gr11" draw:text-style-name="P9" draw:layer="layout" svg:width="1.5cm" svg:height="1.5cm" svg:x="7.9cm" svg:y="13.325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" draw:layer="layout" svg:width="1.2cm" svg:height="1.2cm" svg:x="8.05cm" svg:y="13.475cm">
            <draw:image xlink:href="Pictures/1000020100000100000001000F9D131CBE1F3656.png" xlink:type="simple" xlink:show="embed" xlink:actuate="onLoad" loext:mime-type="image/png">
              <text:p/>
            </draw:image>
          </draw:frame>
        </draw:g>
        <draw:line draw:style-name="gr3" draw:text-style-name="P3" draw:layer="layout" svg:x1="6.9cm" svg:y1="11.4cm" svg:x2="11.2cm" svg:y2="11.4cm">
          <text:p/>
        </draw:line>
        <draw:g>
          <draw:custom-shape draw:style-name="gr11" draw:text-style-name="P9" draw:layer="layout" svg:width="1.5cm" svg:height="1.5cm" svg:x="7.9cm" svg:y="10.6cm">
            <text:p/>
            <draw:enhanced-geometry svg:viewBox="0 0 21600 21600" draw:type="rectangle" draw:enhanced-path="M 0 0 L 21600 0 21600 21600 0 21600 0 0 Z N"/>
          </draw:custom-shape>
          <draw:frame draw:style-name="gr18" draw:text-style-name="P2" draw:layer="layout" svg:width="1.2cm" svg:height="1.2cm" svg:x="8.05cm" svg:y="10.75cm">
            <draw:image xlink:href="Pictures/100002010000010000000100C26AC411CEA40F44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77cm" svg:height="1.77cm" svg:x="16.186cm" svg:y="3.786cm">
            <draw:image xlink:href="Pictures/1000020100000100000001000D9B6E2455B3557A.png" xlink:type="simple" xlink:show="embed" xlink:actuate="onLoad" loext:mime-type="image/png">
              <text:p/>
            </draw:image>
          </draw:frame>
          <draw:frame draw:style-name="gr2" draw:text-style-name="P2" draw:layer="layout" svg:width="1.77cm" svg:height="1.77cm" svg:x="16.2cm" svg:y="5.529cm">
            <draw:image xlink:href="Pictures/100002010000010000000100EAD9429D992EC64D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77cm" svg:height="1.77cm" svg:x="16.168cm" svg:y="9.593cm">
            <draw:image xlink:href="Pictures/100002010000010000000100371E2FC2F4A05BA5.png" xlink:type="simple" xlink:show="embed" xlink:actuate="onLoad" loext:mime-type="image/png">
              <text:p/>
            </draw:image>
          </draw:frame>
          <draw:frame draw:style-name="gr2" draw:text-style-name="P2" draw:layer="layout" svg:width="1.77cm" svg:height="1.77cm" svg:x="16.19cm" svg:y="11.356cm">
            <draw:image xlink:href="Pictures/1000020100000100000001004609C7B6B59F0C5F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1.77cm" svg:height="1.77cm" svg:x="16.105cm" svg:y="15.359cm">
            <draw:image xlink:href="Pictures/100002010000010000000100FE195E100CF365DD.png" xlink:type="simple" xlink:show="embed" xlink:actuate="onLoad" loext:mime-type="image/png">
              <text:p/>
            </draw:image>
          </draw:frame>
          <draw:frame draw:style-name="gr2" draw:text-style-name="P2" draw:layer="layout" svg:width="1.77cm" svg:height="1.77cm" svg:x="16.119cm" svg:y="17.12cm">
            <draw:image xlink:href="Pictures/1000020100000100000001008A620AB613FA8CE1.png" xlink:type="simple" xlink:show="embed" xlink:actuate="onLoad" loext:mime-type="image/png">
              <text:p/>
            </draw:image>
          </draw:frame>
        </draw:g>
        <draw:line draw:style-name="gr3" draw:text-style-name="P3" draw:layer="layout" svg:x1="13.7cm" svg:y1="5.5cm" svg:x2="16.1cm" svg:y2="5.5cm">
          <text:p/>
        </draw:line>
        <draw:line draw:style-name="gr3" draw:text-style-name="P3" draw:layer="layout" svg:x1="13.7cm" svg:y1="11.3cm" svg:x2="16.1cm" svg:y2="11.3cm">
          <text:p/>
        </draw:line>
        <draw:line draw:style-name="gr3" draw:text-style-name="P3" draw:layer="layout" svg:x1="13.7cm" svg:y1="17.1cm" svg:x2="16.1cm" svg:y2="17.1cm">
          <text:p/>
        </draw:line>
        <draw:line draw:style-name="gr3" draw:text-style-name="P3" draw:layer="layout" svg:x1="18cm" svg:y1="5.5cm" svg:x2="20.4cm" svg:y2="5.5cm">
          <text:p/>
        </draw:line>
        <draw:line draw:style-name="gr3" draw:text-style-name="P3" draw:layer="layout" svg:x1="18cm" svg:y1="11.3cm" svg:x2="20.4cm" svg:y2="11.3cm">
          <text:p/>
        </draw:line>
        <draw:line draw:style-name="gr3" draw:text-style-name="P3" draw:layer="layout" svg:x1="18cm" svg:y1="17.1cm" svg:x2="20.4cm" svg:y2="17.1cm">
          <text:p/>
        </draw:line>
        <draw:line draw:style-name="gr3" draw:text-style-name="P3" draw:layer="layout" svg:x1="23.2cm" svg:y1="5.633cm" svg:x2="25.7cm" svg:y2="9.233cm">
          <text:p/>
        </draw:line>
        <draw:line draw:style-name="gr3" draw:text-style-name="P3" draw:layer="layout" svg:x1="23.2cm" svg:y1="11.3cm" svg:x2="25.6cm" svg:y2="11.3cm">
          <text:p/>
        </draw:line>
        <draw:line draw:style-name="gr3" draw:text-style-name="P3" draw:layer="layout" svg:x1="23.2cm" svg:y1="16.6cm" svg:x2="25.8cm" svg:y2="13.5cm">
          <text:p/>
        </draw:line>
        <draw:frame draw:style-name="gr5" draw:text-style-name="P4" draw:layer="layout" svg:width="1.4cm" svg:height="1.28cm" svg:x="2.7cm" svg:y="10.42cm">
          <draw:text-box>
            <text:p><text:span text:style-name="T1"></text:span></text:p>
          </draw:text-box>
        </draw:frame>
        <draw:frame draw:style-name="gr5" draw:text-style-name="P4" draw:layer="layout" svg:width="1.4cm" svg:height="1.28cm" svg:x="7.5cm" svg:y="6.92cm">
          <draw:text-box>
            <text:p><text:span text:style-name="T1"></text:span></text:p>
          </draw:text-box>
        </draw:frame>
        <draw:frame draw:style-name="gr5" draw:text-style-name="P4" draw:layer="layout" svg:width="1.4cm" svg:height="1.28cm" svg:x="14.1cm" svg:y="4.62cm">
          <draw:text-box>
            <text:p><text:span text:style-name="T1"></text:span></text:p>
          </draw:text-box>
        </draw:frame>
        <draw:frame draw:style-name="gr5" draw:text-style-name="P4" draw:layer="layout" svg:width="1.4cm" svg:height="1.28cm" svg:x="18.5cm" svg:y="4.62cm">
          <draw:text-box>
            <text:p><text:span text:style-name="T1"></text:span></text:p>
          </draw:text-box>
        </draw:frame>
        <draw:frame draw:style-name="gr5" draw:text-style-name="P4" draw:layer="layout" svg:width="1.4cm" svg:height="1.28cm" svg:x="24.3cm" svg:y="6.82cm">
          <draw:text-box>
            <text:p><text:span text:style-name="T1"></text:span></text:p>
          </draw:text-box>
        </draw:frame>
        <draw:line draw:style-name="gr19" draw:text-style-name="P3" draw:layer="layout" svg:x1="1.3cm" svg:y1="10.6cm" svg:x2="2.6cm" svg:y2="10.6cm">
          <text:p/>
        </draw:line>
        <draw:line draw:style-name="gr19" draw:text-style-name="P3" draw:layer="layout" svg:x1="1.3cm" svg:y1="12.1cm" svg:x2="2.6cm" svg:y2="12.1cm">
          <text:p/>
        </draw:line>
        <draw:line draw:style-name="gr19" draw:text-style-name="P3" draw:layer="layout" svg:x1="1.3cm" svg:y1="13.6cm" svg:x2="2.6cm" svg:y2="13.6cm">
          <text:p/>
        </draw:line>
        <draw:line draw:style-name="gr19" draw:text-style-name="P3" draw:layer="layout" svg:x1="1.3cm" svg:y1="9.2cm" svg:x2="2.6cm" svg:y2="9.2cm">
          <text:p/>
        </draw:line>
        <draw:line draw:style-name="gr19" draw:text-style-name="P3" draw:layer="layout" svg:x1="1.3cm" svg:y1="12.1cm" svg:x2="2.6cm" svg:y2="12.1cm">
          <text:p/>
        </draw:line>
        <draw:line draw:style-name="gr19" draw:text-style-name="P3" draw:layer="layout" svg:x1="1.25cm" svg:y1="9.15cm" svg:x2="1.2cm" svg:y2="13.7cm">
          <text:p/>
        </draw:line>
        <draw:line draw:style-name="gr19" draw:text-style-name="P3" draw:layer="layout" svg:x1="2.65cm" svg:y1="9.15cm" svg:x2="2.6cm" svg:y2="13.7cm">
          <text:p/>
        </draw:line>
        <draw:frame draw:style-name="gr2" draw:text-style-name="P2" draw:layer="layout" svg:width="1.77cm" svg:height="1.77cm" svg:x="26.165cm" svg:y="8.31cm">
          <draw:image xlink:href="Pictures/1000020100000100000001005CFEF3CD7B9B046C.png" xlink:type="simple" xlink:show="embed" xlink:actuate="onLoad" loext:mime-type="image/png">
            <text:p/>
          </draw:image>
        </draw:frame>
        <draw:frame draw:style-name="gr2" draw:text-style-name="P2" draw:layer="layout" svg:width="1.77cm" svg:height="1.77cm" svg:x="26.165cm" svg:y="12.565cm">
          <draw:image xlink:href="Pictures/1000020100000100000001005CB9901298C567FC.png" xlink:type="simple" xlink:show="embed" xlink:actuate="onLoad" loext:mime-type="image/png">
            <text:p/>
          </draw:image>
        </draw:frame>
        <draw:frame draw:style-name="gr2" draw:text-style-name="P2" draw:layer="layout" svg:width="1.77cm" svg:height="1.77cm" svg:x="26.165cm" svg:y="10.415cm">
          <draw:image xlink:href="Pictures/1000020100000100000001001BDA4FF1C6A6F7FC.png" xlink:type="simple" xlink:show="embed" xlink:actuate="onLoad" loext:mime-type="image/png">
            <text:p/>
          </draw:image>
        </draw:frame>
        <draw:frame draw:style-name="gr2" draw:text-style-name="P2" draw:layer="layout" svg:width="1.77cm" svg:height="1.77cm" svg:x="26.1cm" svg:y="16.73cm">
          <draw:image xlink:href="Pictures/1000020100000100000001001362BFA312DC51BB.png" xlink:type="simple" xlink:show="embed" xlink:actuate="onLoad" loext:mime-type="image/png">
            <text:p/>
          </draw:image>
        </draw:frame>
        <draw:line draw:style-name="gr3" draw:text-style-name="P3" draw:layer="layout" svg:x1="26.9cm" svg:y1="14.7cm" svg:x2="27cm" svg:y2="16.5cm">
          <text:p/>
        </draw:line>
        <draw:frame draw:style-name="gr5" draw:text-style-name="P4" draw:layer="layout" svg:width="1.4cm" svg:height="1.28cm" svg:x="26.8cm" svg:y="15.12cm">
          <draw:text-box>
            <text:p><text:span text:style-name="T1"></text:span></text:p>
          </draw:text-box>
        </draw:frame>
        <draw:frame draw:style-name="gr2" draw:text-style-name="P2" draw:layer="layout" svg:width="2.5cm" svg:height="2.49cm" svg:x="4.18cm" svg:y="10.09cm">
          <draw:image xlink:href="Pictures/100002010000012900000128B1EDA290750D2ED5.png" xlink:type="simple" xlink:show="embed" xlink:actuate="onLoad" loext:mime-type="image/png">
            <text:p/>
          </draw:image>
        </draw:frame>
      </draw:page>
      <draw:page draw:name="page4" draw:style-name="dp1" draw:master-page-name="Standard">
        <draw:g>
          <draw:custom-shape draw:style-name="gr20" draw:text-style-name="P11" draw:layer="layout" svg:width="27.8cm" svg:height="19cm" svg:x="1.1cm" svg:y="1cm">
            <text:p/>
            <draw:enhanced-geometry svg:viewBox="0 0 21600 21600" draw:type="rectangle" draw:enhanced-path="M 0 0 L 21600 0 21600 21600 0 21600 0 0 Z N"/>
          </draw:custom-shape>
          <draw:g>
            <draw:frame draw:style-name="gr2" draw:text-style-name="P2" draw:layer="layout" svg:width="2.85cm" svg:height="3.152cm" svg:x="17.263cm" svg:y="2.448cm">
              <draw:image xlink:href="Pictures/100002010000010E0000012A1C71BEAFBBB007A3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999cm" svg:height="1.499cm" svg:x="17.607cm" svg:y="2.1cm">
              <draw:image xlink:href="Pictures/100002010000012C000000E170D5A323C1C9763B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2.986cm" svg:height="4cm" svg:x="7.216cm" svg:y="1.784cm">
            <draw:image xlink:href="Pictures/10000201000000E10000012EA2748DA91A749F6F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2.85cm" svg:height="3.152cm" svg:x="17.263cm" svg:y="8.948cm">
              <draw:image xlink:href="Pictures/100002010000010E0000012A1C71BEAFBBB007A3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999cm" svg:height="1.499cm" svg:x="17.607cm" svg:y="8.6cm">
              <draw:image xlink:href="Pictures/100002010000012C000000E170D5A323C1C9763B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3.008cm" svg:height="4.034cm" svg:x="7.217cm" svg:y="8.224cm">
            <draw:image xlink:href="Pictures/10000201000000E10000012EA2748DA91A749F6F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2.85cm" svg:height="3.152cm" svg:x="17.263cm" svg:y="14.848cm">
              <draw:image xlink:href="Pictures/100002010000010E0000012A1C71BEAFBBB007A3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2cm" svg:height="1.499cm" svg:x="17.606cm" svg:y="14.5cm">
              <draw:image xlink:href="Pictures/100002010000012C000000E170D5A323C1C9763B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3.008cm" svg:height="4.034cm" svg:x="7.217cm" svg:y="13.988cm">
            <draw:image xlink:href="Pictures/10000201000000E10000012EA2748DA91A749F6F.png" xlink:type="simple" xlink:show="embed" xlink:actuate="onLoad" loext:mime-type="image/png">
              <text:p/>
            </draw:image>
          </draw:frame>
          <draw:frame draw:style-name="gr21" draw:text-style-name="P12" draw:layer="layout" svg:width="6.4cm" svg:height="1.707cm" svg:x="15.304cm" svg:y="18.141cm">
            <draw:text-box>
              <text:p text:style-name="P5"><text:span text:style-name="T4">Instances ES</text:span></text:p>
              <text:p text:style-name="P5"><text:span text:style-name="T4">locales</text:span></text:p>
            </draw:text-box>
          </draw:frame>
          <draw:custom-shape draw:style-name="gr22" draw:text-style-name="P2" draw:layer="layout" svg:width="1.5cm" svg:height="13.8cm" svg:x="5.2cm" svg:y="3.3cm">
            <text:p/>
            <draw:enhanced-geometry svg:viewBox="0 0 21600 21600" draw:mirror-horizontal="tru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23" draw:text-style-name="P13" draw:layer="layout" svg:width="3.4cm" svg:height="1.869cm" svg:x="1.5cm" svg:y="9.201cm">
            <draw:text-box>
              <text:p><text:span text:style-name="T5">Grappe de</text:span></text:p>
              <text:p><text:span text:style-name="T5">serveurs</text:span></text:p>
            </draw:text-box>
          </draw:frame>
          <draw:frame draw:style-name="gr2" draw:text-style-name="P2" draw:layer="layout" svg:width="0.557cm" svg:height="1.1cm" svg:x="25.4cm" svg:y="16.5cm">
            <draw:image xlink:href="Pictures/100002010000007C00000100DE3292694B26D613.png" xlink:type="simple" xlink:show="embed" xlink:actuate="onLoad" loext:mime-type="image/png">
              <text:p/>
            </draw:image>
          </draw:frame>
          <draw:frame draw:style-name="gr2" draw:text-style-name="P2" draw:layer="layout" svg:width="0.543cm" svg:height="1.1cm" svg:x="24.142cm" svg:y="3.687cm">
            <draw:image xlink:href="Pictures/10000201000000790000010085B41C4B7BC8FBE8.png" xlink:type="simple" xlink:show="embed" xlink:actuate="onLoad" loext:mime-type="image/png">
              <text:p/>
            </draw:image>
          </draw:frame>
          <draw:frame draw:style-name="gr2" draw:text-style-name="P2" draw:layer="layout" svg:width="0.558cm" svg:height="1.097cm" svg:x="23.401cm" svg:y="2.54cm">
            <draw:image xlink:href="Pictures/100002010000008000000100D7150DC26CA8C3A6.png" xlink:type="simple" xlink:show="embed" xlink:actuate="onLoad" loext:mime-type="image/png">
              <text:p/>
            </draw:image>
          </draw:frame>
          <draw:frame draw:style-name="gr2" draw:text-style-name="P2" draw:layer="layout" svg:width="0.553cm" svg:height="1.097cm" svg:x="24.142cm" svg:y="2.537cm">
            <draw:image xlink:href="Pictures/100002010000007F000001005D9309207D6DDFE4.png" xlink:type="simple" xlink:show="embed" xlink:actuate="onLoad" loext:mime-type="image/png">
              <text:p/>
            </draw:image>
          </draw:frame>
          <draw:g>
            <draw:frame draw:style-name="gr2" draw:text-style-name="P2" draw:layer="layout" svg:width="0.544cm" svg:height="1.094cm" svg:x="25.459cm" svg:y="9.106cm">
              <draw:image xlink:href="Pictures/100002010000007D00000100B710C35507798369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3cm" svg:height="1.094cm" svg:x="26.156cm" svg:y="9.1cm">
              <draw:image xlink:href="Pictures/100002010000007F000001005D9309207D6DDFE4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5cm" svg:height="1.094cm" svg:x="25.459cm" svg:y="10.293cm">
              <draw:image xlink:href="Pictures/100002010000007E00000100A75BB8CE990324D8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cm" svg:height="1.094cm" svg:x="26.159cm" svg:y="10.293cm">
              <draw:image xlink:href="Pictures/100002010000007D00000100841DCC59BCB48818.png" xlink:type="simple" xlink:show="embed" xlink:actuate="onLoad" loext:mime-type="image/png">
                <text:p/>
              </draw:image>
            </draw:frame>
          </draw:g>
          <draw:g>
            <draw:frame draw:style-name="gr2" draw:text-style-name="P2" draw:layer="layout" svg:width="0.559cm" svg:height="1.094cm" svg:x="25.459cm" svg:y="3.69cm">
              <draw:image xlink:href="Pictures/100002010000007E00000100A75BB8CE990324D8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45cm" svg:height="1.094cm" svg:x="26.164cm" svg:y="3.696cm">
              <draw:image xlink:href="Pictures/100002010000007B000001007E0FA22FBE992BEF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cm" svg:height="1.1cm" svg:x="25.459cm" svg:y="2.5cm">
              <draw:image xlink:href="Pictures/100002010000007F00000100C144F96FD56AD75A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9cm" svg:height="1.1cm" svg:x="26.15cm" svg:y="2.5cm">
              <draw:image xlink:href="Pictures/1000020100000081000001006A9CDB7273CC643D.png" xlink:type="simple" xlink:show="embed" xlink:actuate="onLoad" loext:mime-type="image/png">
                <text:p/>
              </draw:image>
            </draw:frame>
          </draw:g>
          <draw:g>
            <draw:frame draw:style-name="gr2" draw:text-style-name="P14" draw:layer="layout" svg:width="0.551cm" svg:height="1.092cm" svg:x="23.401cm" svg:y="15.195cm">
              <draw:image xlink:href="Pictures/100002010000007D00000100B710C35507798369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9cm" svg:height="1.092cm" svg:x="24.142cm" svg:y="15.187cm">
              <draw:image xlink:href="Pictures/100002010000007F000001004C2D7125BBE45E22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4cm" svg:height="1.087cm" svg:x="23.401cm" svg:y="16.4cm">
              <draw:image xlink:href="Pictures/100002010000008000000100CD9D34FBCAF47A07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4cm" svg:height="1.087cm" svg:x="24.142cm" svg:y="16.4cm">
              <draw:image xlink:href="Pictures/100002010000007D00000100841DCC59BCB48818.png" xlink:type="simple" xlink:show="embed" xlink:actuate="onLoad" loext:mime-type="image/png">
                <text:p/>
              </draw:image>
            </draw:frame>
          </draw:g>
          <draw:g>
            <draw:frame draw:style-name="gr2" draw:text-style-name="P2" draw:layer="layout" svg:width="0.552cm" svg:height="1.1cm" svg:x="23.401cm" svg:y="10.335cm">
              <draw:image xlink:href="Pictures/100002010000007C00000100DE3292694B26D613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48cm" svg:height="1.1cm" svg:x="24.142cm" svg:y="10.335cm">
              <draw:image xlink:href="Pictures/100002010000007B000001007E0FA22FBE992BEF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6cm" svg:height="1.089cm" svg:x="23.401cm" svg:y="9.137cm">
              <draw:image xlink:href="Pictures/100002010000007F00000100C144F96FD56AD75A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0.556cm" svg:height="1.089cm" svg:x="24.142cm" svg:y="9.137cm">
              <draw:image xlink:href="Pictures/100002010000007F000001004C2D7125BBE45E22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0.558cm" svg:height="1.099cm" svg:x="25.459cm" svg:y="15.187cm">
            <draw:image xlink:href="Pictures/100002010000008000000100D7150DC26CA8C3A6.png" xlink:type="simple" xlink:show="embed" xlink:actuate="onLoad" loext:mime-type="image/png">
              <text:p/>
            </draw:image>
          </draw:frame>
          <draw:frame draw:style-name="gr2" draw:text-style-name="P2" draw:layer="layout" svg:width="0.562cm" svg:height="1.099cm" svg:x="26.147cm" svg:y="15.187cm">
            <draw:image xlink:href="Pictures/1000020100000081000001006A9CDB7273CC643D.png" xlink:type="simple" xlink:show="embed" xlink:actuate="onLoad" loext:mime-type="image/png">
              <text:p/>
            </draw:image>
          </draw:frame>
          <draw:frame draw:style-name="gr2" draw:text-style-name="P2" draw:layer="layout" svg:width="0.567cm" svg:height="1.097cm" svg:x="23.433cm" svg:y="3.7cm">
            <draw:image xlink:href="Pictures/100002010000008000000100CD9D34FBCAF47A07.png" xlink:type="simple" xlink:show="embed" xlink:actuate="onLoad" loext:mime-type="image/png">
              <text:p/>
            </draw:image>
          </draw:frame>
          <draw:frame draw:style-name="gr2" draw:text-style-name="P2" draw:layer="layout" svg:width="0.536cm" svg:height="1.097cm" svg:x="26.173cm" svg:y="16.433cm">
            <draw:image xlink:href="Pictures/10000201000000790000010085B41C4B7BC8FBE8.png" xlink:type="simple" xlink:show="embed" xlink:actuate="onLoad" loext:mime-type="image/png">
              <text:p/>
            </draw:image>
          </draw:frame>
          <draw:custom-shape draw:style-name="gr24" draw:text-style-name="P15" draw:layer="layout" svg:width="4.6cm" svg:height="17.5cm" svg:x="22.703cm" svg:y="1.1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25" draw:text-style-name="P13" draw:layer="layout" svg:width="4.3cm" svg:height="1.06cm" svg:x="22.739cm" svg:y="18.752cm">
            <draw:text-box>
              <text:p><text:span text:style-name="T5">Cluster HDFS</text:span></text:p>
            </draw:text-box>
          </draw:frame>
          <draw:g>
            <draw:frame draw:style-name="gr2" draw:text-style-name="P2" draw:layer="layout" svg:width="1.104cm" svg:height="1.102cm" svg:x="13.289cm" svg:y="2.864cm">
              <draw:image xlink:href="Pictures/1000020100000100000001000D9B6E2455B3557A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1.104cm" svg:height="1.104cm" svg:x="13.298cm" svg:y="3.95cm">
              <draw:image xlink:href="Pictures/100002010000010000000100EAD9429D992EC64D.png" xlink:type="simple" xlink:show="embed" xlink:actuate="onLoad" loext:mime-type="image/png">
                <text:p/>
              </draw:image>
            </draw:frame>
          </draw:g>
          <draw:frame draw:style-name="gr2" draw:text-style-name="P2" draw:layer="layout" svg:width="1.114cm" svg:height="1.113cm" svg:x="13.324cm" svg:y="9.188cm">
            <draw:image xlink:href="Pictures/100002010000010000000100371E2FC2F4A05BA5.png" xlink:type="simple" xlink:show="embed" xlink:actuate="onLoad" loext:mime-type="image/png">
              <text:p/>
            </draw:image>
          </draw:frame>
          <draw:frame draw:style-name="gr2" draw:text-style-name="P2" draw:layer="layout" svg:width="1.112cm" svg:height="1.112cm" svg:x="13.339cm" svg:y="10.297cm">
            <draw:image xlink:href="Pictures/1000020100000100000001004609C7B6B59F0C5F.png" xlink:type="simple" xlink:show="embed" xlink:actuate="onLoad" loext:mime-type="image/png">
              <text:p/>
            </draw:image>
          </draw:frame>
          <draw:frame draw:style-name="gr2" draw:text-style-name="P2" draw:layer="layout" svg:width="1.113cm" svg:height="1.114cm" svg:x="13.192cm" svg:y="15.353cm">
            <draw:image xlink:href="Pictures/100002010000010000000100FE195E100CF365DD.png" xlink:type="simple" xlink:show="embed" xlink:actuate="onLoad" loext:mime-type="image/png">
              <text:p/>
            </draw:image>
          </draw:frame>
          <draw:frame draw:style-name="gr2" draw:text-style-name="P2" draw:layer="layout" svg:width="1.113cm" svg:height="1.113cm" svg:x="13.201cm" svg:y="16.461cm">
            <draw:image xlink:href="Pictures/1000020100000100000001008A620AB613FA8CE1.png" xlink:type="simple" xlink:show="embed" xlink:actuate="onLoad" loext:mime-type="image/png">
              <text:p/>
            </draw:image>
          </draw:frame>
          <draw:frame draw:style-name="gr21" draw:text-style-name="P12" draw:layer="layout" svg:width="6.4cm" svg:height="1.707cm" svg:x="10.604cm" svg:y="18.142cm">
            <draw:text-box>
              <text:p text:style-name="P5"><text:span text:style-name="T4">Disques durs</text:span></text:p>
              <text:p text:style-name="P5"><text:span text:style-name="T4">locaux</text:span></text:p>
            </draw:text-box>
          </draw:frame>
          <draw:line draw:style-name="gr3" draw:text-style-name="P3" draw:layer="layout" svg:x1="10.7cm" svg:y1="4cm" svg:x2="12.7cm" svg:y2="4cm">
            <text:p/>
          </draw:line>
          <draw:line draw:style-name="gr3" draw:text-style-name="P3" draw:layer="layout" svg:x1="14.8cm" svg:y1="4cm" svg:x2="16.8cm" svg:y2="4cm">
            <text:p/>
          </draw:line>
          <draw:line draw:style-name="gr3" draw:text-style-name="P3" draw:layer="layout" svg:x1="10.8cm" svg:y1="10.4cm" svg:x2="12.8cm" svg:y2="10.4cm">
            <text:p/>
          </draw:line>
          <draw:line draw:style-name="gr3" draw:text-style-name="P3" draw:layer="layout" svg:x1="14.9cm" svg:y1="10.4cm" svg:x2="16.9cm" svg:y2="10.4cm">
            <text:p/>
          </draw:line>
          <draw:line draw:style-name="gr3" draw:text-style-name="P3" draw:layer="layout" svg:x1="14.8cm" svg:y1="16.4cm" svg:x2="16.8cm" svg:y2="16.4cm">
            <text:p/>
          </draw:line>
          <draw:line draw:style-name="gr3" draw:text-style-name="P3" draw:layer="layout" svg:x1="10.6cm" svg:y1="16.4cm" svg:x2="12.6cm" svg:y2="16.4cm">
            <text:p/>
          </draw:line>
          <draw:g>
            <draw:line draw:style-name="gr3" draw:text-style-name="P3" draw:layer="layout" svg:x1="13.9cm" svg:y1="1.9cm" svg:x2="22.8cm" svg:y2="1.9cm">
              <text:p/>
            </draw:line>
            <draw:line draw:style-name="gr26" draw:text-style-name="P3" draw:layer="layout" svg:x1="13.9cm" svg:y1="2.9cm" svg:x2="13.9cm" svg:y2="1.9cm">
              <text:p/>
            </draw:line>
          </draw:g>
          <draw:g>
            <draw:line draw:style-name="gr3" draw:text-style-name="P3" draw:layer="layout" svg:x1="13.9cm" svg:y1="8.126cm" svg:x2="22.7cm" svg:y2="8.126cm">
              <text:p/>
            </draw:line>
            <draw:line draw:style-name="gr26" draw:text-style-name="P3" draw:layer="layout" svg:x1="13.9cm" svg:y1="9.126cm" svg:x2="13.9cm" svg:y2="8.126cm">
              <text:p/>
            </draw:line>
          </draw:g>
          <draw:g>
            <draw:line draw:style-name="gr3" draw:text-style-name="P3" draw:layer="layout" svg:x1="13.9cm" svg:y1="14.126cm" svg:x2="22.7cm" svg:y2="14.126cm">
              <text:p/>
            </draw:line>
            <draw:line draw:style-name="gr26" draw:text-style-name="P3" draw:layer="layout" svg:x1="13.9cm" svg:y1="15.126cm" svg:x2="13.9cm" svg:y2="14.126cm">
              <text:p/>
            </draw:line>
          </draw:g>
          <draw:frame draw:style-name="gr2" draw:text-style-name="P2" draw:layer="layout" svg:width="0.7cm" svg:height="0.7cm" svg:x="18.4cm" svg:y="1.1cm">
            <draw:image xlink:href="Pictures/1000020100000100000001001362BFA312DC51BB.png" xlink:type="simple" xlink:show="embed" xlink:actuate="onLoad" loext:mime-type="image/png">
              <text:p/>
            </draw:image>
          </draw:frame>
          <draw:frame draw:style-name="gr2" draw:text-style-name="P2" draw:layer="layout" svg:width="0.7cm" svg:height="0.7cm" svg:x="18.4cm" svg:y="7.3cm">
            <draw:image xlink:href="Pictures/1000020100000100000001001362BFA312DC51BB.png" xlink:type="simple" xlink:show="embed" xlink:actuate="onLoad" loext:mime-type="image/png">
              <text:p/>
            </draw:image>
          </draw:frame>
          <draw:frame draw:style-name="gr2" draw:text-style-name="P2" draw:layer="layout" svg:width="0.7cm" svg:height="0.7cm" svg:x="18.4cm" svg:y="13.3cm">
            <draw:image xlink:href="Pictures/1000020100000100000001001362BFA312DC51BB.png" xlink:type="simple" xlink:show="embed" xlink:actuate="onLoad" loext:mime-type="image/png">
              <text:p/>
            </draw:image>
          </draw:frame>
        </draw:g>
      </draw:page>
      <draw:page draw:name="page5" draw:style-name="dp1" draw:master-page-name="Standard">
        <draw:custom-shape draw:style-name="gr27" draw:text-style-name="P1" draw:layer="layout" svg:width="17.8cm" svg:height="19cm" svg:x="6.5cm" svg:y="0.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0.557cm" svg:height="1.1cm" svg:x="9.901cm" svg:y="16.387cm">
          <draw:image xlink:href="Pictures/100002010000007C00000100DE3292694B26D613.png" xlink:type="simple" xlink:show="embed" xlink:actuate="onLoad" loext:mime-type="image/png">
            <text:p/>
          </draw:image>
        </draw:frame>
        <draw:frame draw:style-name="gr2" draw:text-style-name="P2" draw:layer="layout" svg:width="0.543cm" svg:height="1.1cm" svg:x="8.542cm" svg:y="3.687cm">
          <draw:image xlink:href="Pictures/10000201000000790000010085B41C4B7BC8FBE8.png" xlink:type="simple" xlink:show="embed" xlink:actuate="onLoad" loext:mime-type="image/png">
            <text:p/>
          </draw:image>
        </draw:frame>
        <draw:frame draw:style-name="gr2" draw:text-style-name="P2" draw:layer="layout" svg:width="0.558cm" svg:height="1.097cm" svg:x="7.801cm" svg:y="2.54cm">
          <draw:image xlink:href="Pictures/100002010000008000000100D7150DC26CA8C3A6.png" xlink:type="simple" xlink:show="embed" xlink:actuate="onLoad" loext:mime-type="image/png">
            <text:p/>
          </draw:image>
        </draw:frame>
        <draw:frame draw:style-name="gr2" draw:text-style-name="P2" draw:layer="layout" svg:width="0.553cm" svg:height="1.097cm" svg:x="8.542cm" svg:y="2.537cm">
          <draw:image xlink:href="Pictures/100002010000007F000001005D9309207D6DDFE4.png" xlink:type="simple" xlink:show="embed" xlink:actuate="onLoad" loext:mime-type="image/png">
            <text:p/>
          </draw:image>
        </draw:frame>
        <draw:g>
          <draw:frame draw:style-name="gr2" draw:text-style-name="P2" draw:layer="layout" svg:width="0.544cm" svg:height="1.094cm" svg:x="9.859cm" svg:y="9.106cm">
            <draw:image xlink:href="Pictures/100002010000007D00000100B710C35507798369.png" xlink:type="simple" xlink:show="embed" xlink:actuate="onLoad" loext:mime-type="image/png">
              <text:p/>
            </draw:image>
          </draw:frame>
          <draw:frame draw:style-name="gr2" draw:text-style-name="P2" draw:layer="layout" svg:width="0.553cm" svg:height="1.094cm" svg:x="10.556cm" svg:y="9.1cm">
            <draw:image xlink:href="Pictures/100002010000007F000001005D9309207D6DDFE4.png" xlink:type="simple" xlink:show="embed" xlink:actuate="onLoad" loext:mime-type="image/png">
              <text:p/>
            </draw:image>
          </draw:frame>
          <draw:frame draw:style-name="gr2" draw:text-style-name="P2" draw:layer="layout" svg:width="0.555cm" svg:height="1.094cm" svg:x="9.859cm" svg:y="10.293cm">
            <draw:image xlink:href="Pictures/100002010000007E00000100A75BB8CE990324D8.png" xlink:type="simple" xlink:show="embed" xlink:actuate="onLoad" loext:mime-type="image/png">
              <text:p/>
            </draw:image>
          </draw:frame>
          <draw:frame draw:style-name="gr2" draw:text-style-name="P2" draw:layer="layout" svg:width="0.55cm" svg:height="1.094cm" svg:x="10.559cm" svg:y="10.293cm">
            <draw:image xlink:href="Pictures/100002010000007D00000100841DCC59BCB48818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0.559cm" svg:height="1.094cm" svg:x="9.859cm" svg:y="3.69cm">
            <draw:image xlink:href="Pictures/100002010000007E00000100A75BB8CE990324D8.png" xlink:type="simple" xlink:show="embed" xlink:actuate="onLoad" loext:mime-type="image/png">
              <text:p/>
            </draw:image>
          </draw:frame>
          <draw:frame draw:style-name="gr2" draw:text-style-name="P2" draw:layer="layout" svg:width="0.545cm" svg:height="1.094cm" svg:x="10.564cm" svg:y="3.696cm">
            <draw:image xlink:href="Pictures/100002010000007B000001007E0FA22FBE992BEF.png" xlink:type="simple" xlink:show="embed" xlink:actuate="onLoad" loext:mime-type="image/png">
              <text:p/>
            </draw:image>
          </draw:frame>
          <draw:frame draw:style-name="gr2" draw:text-style-name="P2" draw:layer="layout" svg:width="0.55cm" svg:height="1.1cm" svg:x="9.859cm" svg:y="2.5cm">
            <draw:image xlink:href="Pictures/100002010000007F00000100C144F96FD56AD75A.png" xlink:type="simple" xlink:show="embed" xlink:actuate="onLoad" loext:mime-type="image/png">
              <text:p/>
            </draw:image>
          </draw:frame>
          <draw:frame draw:style-name="gr2" draw:text-style-name="P2" draw:layer="layout" svg:width="0.559cm" svg:height="1.1cm" svg:x="10.55cm" svg:y="2.5cm">
            <draw:image xlink:href="Pictures/1000020100000081000001006A9CDB7273CC643D.png" xlink:type="simple" xlink:show="embed" xlink:actuate="onLoad" loext:mime-type="image/png">
              <text:p/>
            </draw:image>
          </draw:frame>
        </draw:g>
        <draw:g>
          <draw:frame draw:style-name="gr2" draw:text-style-name="P14" draw:layer="layout" svg:width="0.551cm" svg:height="1.092cm" svg:x="7.801cm" svg:y="15.195cm">
            <draw:image xlink:href="Pictures/100002010000007D00000100B710C35507798369.png" xlink:type="simple" xlink:show="embed" xlink:actuate="onLoad" loext:mime-type="image/png">
              <text:p/>
            </draw:image>
          </draw:frame>
          <draw:frame draw:style-name="gr2" draw:text-style-name="P2" draw:layer="layout" svg:width="0.559cm" svg:height="1.092cm" svg:x="8.542cm" svg:y="15.187cm">
            <draw:image xlink:href="Pictures/100002010000007F000001004C2D7125BBE45E22.png" xlink:type="simple" xlink:show="embed" xlink:actuate="onLoad" loext:mime-type="image/png">
              <text:p/>
            </draw:image>
          </draw:frame>
          <draw:frame draw:style-name="gr2" draw:text-style-name="P2" draw:layer="layout" svg:width="0.554cm" svg:height="1.087cm" svg:x="7.801cm" svg:y="16.4cm">
            <draw:image xlink:href="Pictures/100002010000008000000100CD9D34FBCAF47A07.png" xlink:type="simple" xlink:show="embed" xlink:actuate="onLoad" loext:mime-type="image/png">
              <text:p/>
            </draw:image>
          </draw:frame>
          <draw:frame draw:style-name="gr2" draw:text-style-name="P2" draw:layer="layout" svg:width="0.54cm" svg:height="1.087cm" svg:x="8.542cm" svg:y="16.4cm">
            <draw:image xlink:href="Pictures/100002010000007D00000100841DCC59BCB48818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0.552cm" svg:height="1.1cm" svg:x="7.801cm" svg:y="10.335cm">
            <draw:image xlink:href="Pictures/100002010000007C00000100DE3292694B26D613.png" xlink:type="simple" xlink:show="embed" xlink:actuate="onLoad" loext:mime-type="image/png">
              <text:p/>
            </draw:image>
          </draw:frame>
          <draw:frame draw:style-name="gr2" draw:text-style-name="P2" draw:layer="layout" svg:width="0.548cm" svg:height="1.1cm" svg:x="8.542cm" svg:y="10.335cm">
            <draw:image xlink:href="Pictures/100002010000007B000001007E0FA22FBE992BEF.png" xlink:type="simple" xlink:show="embed" xlink:actuate="onLoad" loext:mime-type="image/png">
              <text:p/>
            </draw:image>
          </draw:frame>
          <draw:frame draw:style-name="gr2" draw:text-style-name="P2" draw:layer="layout" svg:width="0.556cm" svg:height="1.089cm" svg:x="7.801cm" svg:y="9.137cm">
            <draw:image xlink:href="Pictures/100002010000007F00000100C144F96FD56AD75A.png" xlink:type="simple" xlink:show="embed" xlink:actuate="onLoad" loext:mime-type="image/png">
              <text:p/>
            </draw:image>
          </draw:frame>
          <draw:frame draw:style-name="gr2" draw:text-style-name="P2" draw:layer="layout" svg:width="0.556cm" svg:height="1.089cm" svg:x="8.542cm" svg:y="9.137cm">
            <draw:image xlink:href="Pictures/100002010000007F000001004C2D7125BBE45E22.png" xlink:type="simple" xlink:show="embed" xlink:actuate="onLoad" loext:mime-type="image/png">
              <text:p/>
            </draw:image>
          </draw:frame>
        </draw:g>
        <draw:frame draw:style-name="gr2" draw:text-style-name="P2" draw:layer="layout" svg:width="0.558cm" svg:height="1.099cm" svg:x="9.859cm" svg:y="15.187cm">
          <draw:image xlink:href="Pictures/100002010000008000000100D7150DC26CA8C3A6.png" xlink:type="simple" xlink:show="embed" xlink:actuate="onLoad" loext:mime-type="image/png">
            <text:p/>
          </draw:image>
        </draw:frame>
        <draw:frame draw:style-name="gr2" draw:text-style-name="P2" draw:layer="layout" svg:width="0.562cm" svg:height="1.099cm" svg:x="10.547cm" svg:y="15.187cm">
          <draw:image xlink:href="Pictures/1000020100000081000001006A9CDB7273CC643D.png" xlink:type="simple" xlink:show="embed" xlink:actuate="onLoad" loext:mime-type="image/png">
            <text:p/>
          </draw:image>
        </draw:frame>
        <draw:frame draw:style-name="gr2" draw:text-style-name="P2" draw:layer="layout" svg:width="0.567cm" svg:height="1.097cm" svg:x="7.759cm" svg:y="3.687cm">
          <draw:image xlink:href="Pictures/100002010000008000000100CD9D34FBCAF47A07.png" xlink:type="simple" xlink:show="embed" xlink:actuate="onLoad" loext:mime-type="image/png">
            <text:p/>
          </draw:image>
        </draw:frame>
        <draw:frame draw:style-name="gr2" draw:text-style-name="P2" draw:layer="layout" svg:width="0.536cm" svg:height="1.097cm" svg:x="10.573cm" svg:y="16.433cm">
          <draw:image xlink:href="Pictures/10000201000000790000010085B41C4B7BC8FBE8.png" xlink:type="simple" xlink:show="embed" xlink:actuate="onLoad" loext:mime-type="image/png">
            <text:p/>
          </draw:image>
        </draw:frame>
        <draw:custom-shape draw:style-name="gr28" draw:text-style-name="P15" draw:layer="layout" svg:width="6.797cm" svg:height="17.5cm" svg:x="7.103cm" svg:y="1.18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5" draw:text-style-name="P13" draw:layer="layout" svg:width="4.3cm" svg:height="1.06cm" svg:x="8.039cm" svg:y="18.752cm">
          <draw:text-box>
            <text:p><text:span text:style-name="T5">Cluster HDFS</text:span></text:p>
          </draw:text-box>
        </draw:frame>
        <draw:g>
          <draw:frame draw:style-name="gr2" draw:text-style-name="P2" draw:layer="layout" svg:width="2.02cm" svg:height="2.02cm" svg:x="11.48cm" svg:y="2.78cm">
            <draw:image xlink:href="Pictures/100002010000012900000128B1EDA290750D2ED5.png" xlink:type="simple" xlink:show="embed" xlink:actuate="onLoad" loext:mime-type="image/png">
              <text:p/>
            </draw:image>
          </draw:frame>
          <draw:frame draw:style-name="gr2" draw:text-style-name="P2" draw:layer="layout" svg:width="1.784cm" svg:height="1.788cm" svg:x="11.656cm" svg:y="2.73cm">
            <draw:image xlink:href="Pictures/100002010000020000000200595399756C8786B0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2.02cm" svg:height="2.02cm" svg:x="11.5cm" svg:y="9.45cm">
            <draw:image xlink:href="Pictures/100002010000012900000128B1EDA290750D2ED5.png" xlink:type="simple" xlink:show="embed" xlink:actuate="onLoad" loext:mime-type="image/png">
              <text:p/>
            </draw:image>
          </draw:frame>
          <draw:frame draw:style-name="gr2" draw:text-style-name="P2" draw:layer="layout" svg:width="1.784cm" svg:height="1.788cm" svg:x="11.676cm" svg:y="9.4cm">
            <draw:image xlink:href="Pictures/100002010000020000000200595399756C8786B0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2.02cm" svg:height="2.02cm" svg:x="11.4cm" svg:y="15.38cm">
            <draw:image xlink:href="Pictures/100002010000012900000128B1EDA290750D2ED5.png" xlink:type="simple" xlink:show="embed" xlink:actuate="onLoad" loext:mime-type="image/png">
              <text:p/>
            </draw:image>
          </draw:frame>
          <draw:frame draw:style-name="gr2" draw:text-style-name="P2" draw:layer="layout" svg:width="1.784cm" svg:height="1.788cm" svg:x="11.576cm" svg:y="15.33cm">
            <draw:image xlink:href="Pictures/100002010000020000000200595399756C8786B0.png" xlink:type="simple" xlink:show="embed" xlink:actuate="onLoad" loext:mime-type="image/png">
              <text:p/>
            </draw:image>
          </draw:frame>
        </draw:g>
        <draw:g>
          <draw:frame draw:style-name="gr2" draw:text-style-name="P2" draw:layer="layout" svg:width="4.02cm" svg:height="4.01cm" svg:x="19cm" svg:y="4.8cm">
            <draw:image xlink:href="Pictures/100002010000012900000128B1EDA290750D2ED5.png" xlink:type="simple" xlink:show="embed" xlink:actuate="onLoad" loext:mime-type="image/png">
              <text:p/>
            </draw:image>
          </draw:frame>
          <draw:frame draw:style-name="gr2" draw:text-style-name="P2" draw:layer="layout" svg:width="3.55cm" svg:height="3.55cm" svg:x="19.35cm" svg:y="4.7cm">
            <draw:image xlink:href="Pictures/100002010000020000000200595399756C8786B0.png" xlink:type="simple" xlink:show="embed" xlink:actuate="onLoad" loext:mime-type="image/png">
              <text:p/>
            </draw:image>
          </draw:frame>
        </draw:g>
        <draw:frame draw:style-name="gr7" draw:text-style-name="P16" draw:layer="layout" svg:width="2.6cm" svg:height="1.14cm" svg:x="19.7cm" svg:y="7.1cm">
          <draw:text-box>
            <text:p text:style-name="P5"><text:span text:style-name="T6">Driver</text:span></text:p>
          </draw:text-box>
        </draw:frame>
        <draw:g>
          <draw:g>
            <draw:frame draw:style-name="gr2" draw:text-style-name="P2" draw:layer="layout" svg:width="4.02cm" svg:height="4.01cm" svg:x="19cm" svg:y="11.3cm">
              <draw:image xlink:href="Pictures/100002010000012900000128B1EDA290750D2ED5.png" xlink:type="simple" xlink:show="embed" xlink:actuate="onLoad" loext:mime-type="image/png">
                <text:p/>
              </draw:image>
            </draw:frame>
            <draw:frame draw:style-name="gr2" draw:text-style-name="P2" draw:layer="layout" svg:width="3.55cm" svg:height="3.55cm" svg:x="19.35cm" svg:y="11.2cm">
              <draw:image xlink:href="Pictures/100002010000020000000200595399756C8786B0.png" xlink:type="simple" xlink:show="embed" xlink:actuate="onLoad" loext:mime-type="image/png">
                <text:p/>
              </draw:image>
            </draw:frame>
          </draw:g>
          <draw:frame draw:style-name="gr7" draw:text-style-name="P6" draw:layer="layout" svg:width="5.7cm" svg:height="1.14cm" svg:x="18.2cm" svg:y="13.6cm">
            <draw:text-box>
              <text:p text:style-name="P5"><text:span text:style-name="T2">Cluster Manager</text:span></text:p>
            </draw:text-box>
          </draw:frame>
        </draw:g>
        <draw:frame draw:style-name="gr29" draw:text-style-name="P17" draw:layer="layout" svg:width="2.6cm" svg:height="0.9cm" svg:x="11.2cm" svg:y="3.8cm">
          <draw:text-box>
            <text:p text:style-name="P5"><text:span text:style-name="T7">Worker</text:span></text:p>
          </draw:text-box>
        </draw:frame>
        <draw:frame draw:style-name="gr29" draw:text-style-name="P17" draw:layer="layout" svg:width="2.6cm" svg:height="0.9cm" svg:x="11.2cm" svg:y="10.5cm">
          <draw:text-box>
            <text:p text:style-name="P5"><text:span text:style-name="T7">Worker</text:span></text:p>
          </draw:text-box>
        </draw:frame>
        <draw:frame draw:style-name="gr29" draw:text-style-name="P17" draw:layer="layout" svg:width="2.6cm" svg:height="0.9cm" svg:x="11.2cm" svg:y="16.6cm">
          <draw:text-box>
            <text:p text:style-name="P5"><text:span text:style-name="T7">Worker</text:span></text:p>
          </draw:text-box>
        </draw:frame>
        <draw:line draw:style-name="gr30" draw:text-style-name="P5" draw:layer="layout" svg:x1="13.7cm" svg:y1="3.8cm" svg:x2="18.7cm" svg:y2="6.5cm">
          <text:p/>
        </draw:line>
        <draw:line draw:style-name="gr30" draw:text-style-name="P5" draw:layer="layout" svg:x1="13.6cm" svg:y1="10.5cm" svg:x2="18.9cm" svg:y2="6.8cm">
          <text:p/>
        </draw:line>
        <draw:line draw:style-name="gr30" draw:text-style-name="P5" draw:layer="layout" svg:x1="12.7cm" svg:y1="15.6cm" svg:x2="18.9cm" svg:y2="7.3cm">
          <text:p/>
        </draw:line>
        <draw:line draw:style-name="gr30" draw:text-style-name="P5" draw:layer="layout" svg:x1="13.6cm" svg:y1="3.9cm" svg:x2="18.8cm" svg:y2="13.3cm">
          <text:p/>
        </draw:line>
        <draw:line draw:style-name="gr30" draw:text-style-name="P5" draw:layer="layout" svg:x1="13.7cm" svg:y1="10.8cm" svg:x2="18.7cm" svg:y2="13.4cm">
          <text:p/>
        </draw:line>
        <draw:line draw:style-name="gr30" draw:text-style-name="P5" draw:layer="layout" svg:x1="13.2cm" svg:y1="16.3cm" svg:x2="18.3cm" svg:y2="13.5cm">
          <text:p/>
        </draw:line>
        <draw:line draw:style-name="gr30" draw:text-style-name="P5" draw:layer="layout" svg:x1="21cm" svg:y1="8.9cm" svg:x2="21cm" svg:y2="11.1cm">
          <text:p/>
        </draw:line>
        <draw:frame draw:style-name="gr5" draw:text-style-name="P18" draw:layer="layout" svg:width="1.4cm" svg:height="1.28cm" svg:x="20.8cm" svg:y="9.6cm">
          <draw:text-box>
            <text:p><text:span text:style-name="T8"></text:span></text:p>
          </draw:text-box>
        </draw:frame>
        <draw:frame draw:style-name="gr5" draw:text-style-name="P18" draw:layer="layout" svg:width="1.4cm" svg:height="1.28cm" svg:x="16cm" svg:y="14.7cm">
          <draw:text-box>
            <text:p><text:span text:style-name="T8"></text:span></text:p>
          </draw:text-box>
        </draw:frame>
        <draw:frame draw:style-name="gr5" draw:text-style-name="P19" draw:layer="layout" svg:width="1.4cm" svg:height="1.28cm" svg:x="16.1cm" svg:y="4.5cm">
          <draw:text-box>
            <text:p><text:span text:style-name="T9">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Liberation Mono" svg:font-family="'Liberation Mono'" style:font-family-generic="modern" style:font-pitch="fixed"/>
    <style:font-face style:name="Liberation Sans3" svg:font-family="'Liberation Sans'" style:font-pitch="variable"/>
    <style:font-face style:name="Lohit Devanagari1" svg:font-family="'Lohit Devanagari'" style:font-pitch="variable"/>
    <style:font-face style:name="Noto Sans CJK SC1" svg:font-family="'Noto Sans CJK SC'" style:font-pitch="variable"/>
    <style:font-face style:name="OpenSymbol1" svg:font-family="OpenSymbol" style:font-pitch="variable"/>
    <style:font-face style:name="Liberation Mono1" svg:font-family="'Liberation Mono'" style:font-family-generic="modern" style:font-pitch="variable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2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20-02-15T09:38:17.642578995</meta:creation-date>
    <meta:generator>LibreOffice/6.3.4.2$Linux_X86_64 LibreOffice_project/30$Build-2</meta:generator>
    <dc:date>2020-02-23T16:08:38.583215546</dc:date>
    <meta:editing-duration>PT13H43M14S</meta:editing-duration>
    <meta:editing-cycles>68</meta:editing-cycles>
    <meta:document-statistic meta:object-count="255"/>
  </office:meta>
</office:document-meta>
</file>